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7a094"/>
    </style:style>
    <style:style style:name="P2" style:family="paragraph" style:parent-style-name="Standard">
      <style:text-properties officeooo:rsid="0017a094" officeooo:paragraph-rsid="0017a094"/>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7a094"/>
    </style:style>
    <style:style style:name="P5" style:family="paragraph" style:parent-style-name="Text_20_body">
      <style:paragraph-properties fo:margin-top="0cm" fo:margin-bottom="0cm" loext:contextual-spacing="false"/>
      <style:text-properties officeooo:paragraph-rsid="0017a094"/>
    </style:style>
    <style:style style:name="P6" style:family="paragraph" style:parent-style-name="List_20_Heading">
      <style:text-properties officeooo:paragraph-rsid="0017a094"/>
    </style:style>
    <style:style style:name="P7" style:family="paragraph" style:parent-style-name="List_20_Contents">
      <style:text-properties officeooo:paragraph-rsid="0017a094"/>
    </style:style>
    <style:style style:name="P8" style:family="paragraph" style:parent-style-name="List_20_Contents">
      <style:paragraph-properties fo:margin-top="0cm" fo:margin-bottom="0.499cm" loext:contextual-spacing="false"/>
      <style:text-properties officeooo:paragraph-rsid="0017a094"/>
    </style:style>
    <style:style style:name="P9" style:family="paragraph" style:parent-style-name="Preformatted_20_Text">
      <style:paragraph-properties fo:margin-top="0cm" fo:margin-bottom="0.499cm" loext:contextual-spacing="false"/>
      <style:text-properties officeooo:paragraph-rsid="0017a094"/>
    </style:style>
    <style:style style:name="P10" style:family="paragraph" style:parent-style-name="Standard">
      <style:text-properties fo:font-size="10pt" officeooo:rsid="001a177c" officeooo:paragraph-rsid="001a0869" style:font-size-asian="10pt" style:font-size-complex="10pt"/>
    </style:style>
    <style:style style:name="P11" style:family="paragraph" style:parent-style-name="Heading_20_1">
      <style:paragraph-properties fo:margin-top="0cm" fo:margin-bottom="0cm" loext:contextual-spacing="false"/>
      <style:text-properties officeooo:paragraph-rsid="0017a094"/>
    </style:style>
    <style:style style:name="P12" style:family="paragraph" style:parent-style-name="Heading_20_2">
      <style:text-properties officeooo:paragraph-rsid="0017a094"/>
    </style:style>
    <style:style style:name="P13" style:family="paragraph" style:parent-style-name="Heading_20_3">
      <style:text-properties officeooo:paragraph-rsid="0017a094"/>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2.9 Editors - Properties Editor - Cycles Render Engine - GPU Render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2.9 Editors - Properties Editor - Cycles Render Engine - GPU Rendering</text:p>
          </text:index-title>
          <text:p text:style-name="P14"><text:a xlink:type="simple" xlink:href="#__RefHeading___Toc219_26471452" text:style-name="Index_20_Link" text:visited-style-name="Index_20_Link">GPU Rendering<text:tab/>1</text:a></text:p>
          <text:p text:style-name="P15"><text:a xlink:type="simple" xlink:href="#__RefHeading___Toc221_26471452" text:style-name="Index_20_Link" text:visited-style-name="Index_20_Link">Introduction<text:tab/>1</text:a></text:p>
          <text:p text:style-name="P15"><text:a xlink:type="simple" xlink:href="#__RefHeading___Toc223_26471452" text:style-name="Index_20_Link" text:visited-style-name="Index_20_Link">Configuration<text:tab/>1</text:a></text:p>
          <text:p text:style-name="P16"><text:a xlink:type="simple" xlink:href="#__RefHeading___Toc225_26471452" text:style-name="Index_20_Link" text:visited-style-name="Index_20_Link">CUDA<text:tab/>1</text:a></text:p>
          <text:p text:style-name="P16"><text:a xlink:type="simple" xlink:href="#__RefHeading___Toc227_26471452" text:style-name="Index_20_Link" text:visited-style-name="Index_20_Link">OpenCL<text:tab/>2</text:a></text:p>
          <text:p text:style-name="P15"><text:a xlink:type="simple" xlink:href="#__RefHeading___Toc229_26471452" text:style-name="Index_20_Link" text:visited-style-name="Index_20_Link">Supported Features and Limitations<text:tab/>2</text:a></text:p>
          <text:p text:style-name="P15"><text:a xlink:type="simple" xlink:href="#__RefHeading___Toc231_26471452" text:style-name="Index_20_Link" text:visited-style-name="Index_20_Link">Frequently Asked Questions<text:tab/>2</text:a></text:p>
          <text:p text:style-name="P16"><text:a xlink:type="simple" xlink:href="#__RefHeading___Toc233_26471452" text:style-name="Index_20_Link" text:visited-style-name="Index_20_Link">Why is Bforartists unresponsive during rendering?<text:tab/>2</text:a></text:p>
          <text:p text:style-name="P16"><text:a xlink:type="simple" xlink:href="#__RefHeading___Toc235_26471452" text:style-name="Index_20_Link" text:visited-style-name="Index_20_Link">Why does a scene that renders on the CPU not render on the GPU?<text:tab/>2</text:a></text:p>
          <text:p text:style-name="P16"><text:a xlink:type="simple" xlink:href="#__RefHeading___Toc237_26471452" text:style-name="Index_20_Link" text:visited-style-name="Index_20_Link">Can I use multiple GPUs for rendering?<text:tab/>2</text:a></text:p>
          <text:p text:style-name="P16"><text:a xlink:type="simple" xlink:href="#__RefHeading___Toc239_26471452" text:style-name="Index_20_Link" text:visited-style-name="Index_20_Link">Would multiple GPUs increase available memory?<text:tab/>2</text:a></text:p>
          <text:p text:style-name="P16"><text:a xlink:type="simple" xlink:href="#__RefHeading___Toc241_26471452" text:style-name="Index_20_Link" text:visited-style-name="Index_20_Link">What renders faster, NVIDIA or AMD, CUDA or OpenCL?<text:tab/>2</text:a></text:p>
          <text:p text:style-name="P15"><text:a xlink:type="simple" xlink:href="#__RefHeading___Toc243_26471452" text:style-name="Index_20_Link" text:visited-style-name="Index_20_Link">Error Messages<text:tab/>3</text:a></text:p>
          <text:p text:style-name="P16"><text:a xlink:type="simple" xlink:href="#__RefHeading___Toc245_26471452" text:style-name="Index_20_Link" text:visited-style-name="Index_20_Link">Unsupported GNU version! gcc 4.7 and up are not supported!<text:tab/>3</text:a></text:p>
          <text:p text:style-name="P16"><text:a xlink:type="simple" xlink:href="#__RefHeading___Toc247_26471452" text:style-name="Index_20_Link" text:visited-style-name="Index_20_Link">CUDA Error: Invalid kernel image<text:tab/>3</text:a></text:p>
          <text:p text:style-name="P16"><text:a xlink:type="simple" xlink:href="#__RefHeading___Toc249_26471452" text:style-name="Index_20_Link" text:visited-style-name="Index_20_Link">CUDA Error: Out of memory<text:tab/>3</text:a></text:p>
          <text:p text:style-name="P16"><text:a xlink:type="simple" xlink:href="#__RefHeading___Toc251_26471452" text:style-name="Index_20_Link" text:visited-style-name="Index_20_Link">The NVIDIA OpenGL driver lost connection with the display driver<text:tab/>3</text:a></text:p>
          <text:p text:style-name="P16"><text:a xlink:type="simple" xlink:href="#__RefHeading___Toc253_26471452" text:style-name="Index_20_Link" text:visited-style-name="Index_20_Link">CUDA error: Unknown error in cuCtxSynchronize()<text:tab/>3</text:a></text:p>
        </text:index-body>
      </text:table-of-content>
      <text:p text:style-name="P2"/>
      <text:p text:style-name="P1"/>
      <table:table table:name="Tabelle1" table:style-name="Tabelle1">
        <table:table-column table:style-name="Tabelle1.A"/>
        <table:table-row>
          <table:table-cell table:style-name="Tabelle1.A1" office:value-type="string">
            <text:h text:style-name="P11" text:outline-level="1"><text:bookmark-start text:name="__RefHeading___Toc219_26471452"/>GPU Rendering<text:bookmark-end text:name="__RefHeading___Toc219_26471452"/></text:h>
          </table:table-cell>
        </table:table-row>
      </table:table>
      <text:p text:style-name="P5"/>
      <text:h text:style-name="P12" text:outline-level="2"><text:bookmark-start text:name="__RefHeading___Toc221_26471452"/>Introduction<text:bookmark-end text:name="__RefHeading___Toc221_26471452"/></text:h>
      <text:p text:style-name="P4">GPU rendering makes it possible to use your graphics card for rendering, instead of the CPU. This can speed up rendering, because modern GPUs are designed to do quite a lot of number crunching. On the other hand, they also have some limitations in rendering complex scenes, due to more limited memory, and issues with interactivity when using the same graphics card for display and rendering.</text:p>
      <text:p text:style-name="P4">Cycles has two GPU rendering modes: <text:span text:style-name="Strong_20_Emphasis">CUDA</text:span>, which is the preferred method for NVIDIA graphics cards; and <text:span text:style-name="Strong_20_Emphasis">OpenCL</text:span>, which supports rendering on AMD graphics cards.</text:p>
      <text:h text:style-name="P12" text:outline-level="2"><text:bookmark-start text:name="__RefHeading___Toc223_26471452"/>Configuration<text:bookmark-end text:name="__RefHeading___Toc223_26471452"/></text:h>
      <text:p text:style-name="P4">To enable GPU rendering, go into the User Preferences, and under the System tab, select the Compute Device(s) to use. Next, for each scene, you can configure to use CPU or GPU rendering in the Render properties.</text:p>
      <text:h text:style-name="P13" text:outline-level="3"><text:bookmark-start text:name="__RefHeading___Toc225_26471452"/>CUDA<text:bookmark-end text:name="__RefHeading___Toc225_26471452"/></text:h>
      <text:p text:style-name="P4">NVIDIA CUDA is supported for GPU rendering with <text:span text:style-name="Strong_20_Emphasis">NVIDIA graphics cards</text:span>. We support graphics cards starting from GTX 4xx (computing capability 2.0).</text:p>
      <text:p text:style-name="P4">Cycles requires recent NVIDIA drivers to be installed, on all operating systems.</text:p>
      <text:p text:style-name="P4">List of CUDA cards with shader model</text:p>
      <text:h text:style-name="P13" text:outline-level="3"><text:bookmark-start text:name="__RefHeading___Toc227_26471452"/><text:soft-page-break/>OpenCL<text:bookmark-end text:name="__RefHeading___Toc227_26471452"/></text:h>
      <text:p text:style-name="P4">OpenCL is supported for GPU rendering with <text:span text:style-name="Strong_20_Emphasis">AMD graphics cards</text:span>. We only support graphics cards with GCN architecture (HD 7xxx and above). Not all HD 7xxx cards are GCN cards though, you can check if your card is here.</text:p>
      <text:p text:style-name="P4">Cycles requires recent AMD drivers to be installed, on all operating systems.</text:p>
      <text:h text:style-name="P12" text:outline-level="2"><text:bookmark-start text:name="__RefHeading___Toc229_26471452"/>Supported Features and Limitations<text:bookmark-end text:name="__RefHeading___Toc229_26471452"/></text:h>
      <text:p text:style-name="P4">For an overview of supported features, check the comparison in the <text:span text:style-name="Emphasis">Features</text:span>.</text:p>
      <text:p text:style-name="P6">CUDA: </text:p>
      <text:p text:style-name="P7">The maximum amount of individual textures is limited to 95 byte-image textures (PNG, JPEG, ..) and 5 float-image textures (OpenEXR, 16 bit TIFF, ..) on GTX 4xx/5xx cards, and 145 byte-image textures and 5 float-image textures on GTX6xx cards and above. </text:p>
      <text:p text:style-name="P6">OpenCL: </text:p>
      <text:p text:style-name="P8">No support for HDR (float) textures at the moment. </text:p>
      <text:h text:style-name="P12" text:outline-level="2"><text:bookmark-start text:name="__RefHeading___Toc231_26471452"/>Frequently Asked Questions<text:bookmark-end text:name="__RefHeading___Toc231_26471452"/></text:h>
      <text:h text:style-name="P13" text:outline-level="3"><text:bookmark-start text:name="__RefHeading___Toc233_26471452"/>Why is Bforartists unresponsive during rendering?<text:bookmark-end text:name="__RefHeading___Toc233_26471452"/></text:h>
      <text:p text:style-name="P4">While a graphics card is rendering, it can not redraw the user interface, which makes Bforartists unresponsive. We attempt to avoid this problem by giving back control over the GPU as often as possible, but a completely smooth interaction can’t be guaranteed, especially on heavy scenes. This is a limitation of graphics cards for which no true solution exists, though we might be able to improve this somewhat in the future.</text:p>
      <text:p text:style-name="P4">If possible, it is best to install more than one GPU, using one for display and the other(s) for rendering.</text:p>
      <text:h text:style-name="P13" text:outline-level="3"><text:bookmark-start text:name="__RefHeading___Toc235_26471452"/>Why does a scene that renders on the CPU not render on the GPU?<text:bookmark-end text:name="__RefHeading___Toc235_26471452"/></text:h>
      <text:p text:style-name="P4">There maybe be multiple causes, but the most common is that there is not enough memory on your graphics card. We can currently only render scenes that fit in graphics card memory, and this is usually smaller than that of the CPU. Note that, for example, 8k, 4k, 2k and 1k image textures take up respectively 256MB, 64MB, 16MB and 4MB of memory.</text:p>
      <text:p text:style-name="P4">We do intend to add a system to support scenes bigger than GPU memory, but this will not be added soon.</text:p>
      <text:h text:style-name="P13" text:outline-level="3"><text:bookmark-start text:name="__RefHeading___Toc237_26471452"/>Can I use multiple GPUs for rendering?<text:bookmark-end text:name="__RefHeading___Toc237_26471452"/></text:h>
      <text:p text:style-name="P4">Yes, go to User Preferences &gt; System &gt; Compute Device Panel, and configure it as you desire.</text:p>
      <text:h text:style-name="P13" text:outline-level="3"><text:bookmark-start text:name="__RefHeading___Toc239_26471452"/>Would multiple GPUs increase available memory?<text:bookmark-end text:name="__RefHeading___Toc239_26471452"/></text:h>
      <text:p text:style-name="P4">No, each GPU can only access its own memory.</text:p>
      <text:h text:style-name="P13" text:outline-level="3"><text:bookmark-start text:name="__RefHeading___Toc241_26471452"/>What renders faster, NVIDIA or AMD, CUDA or OpenCL?<text:bookmark-end text:name="__RefHeading___Toc241_26471452"/></text:h>
      <text:p text:style-name="P4">Currently NVIDIA with CUDA is rendering faster. There is no fundamental reason why this should be so - we don’t use any CUDA - specific features - but the compiler appears to be more mature, and can better support big kernels. OpenCL support is still in an early stage and has not been optimized as much.</text:p>
      <text:h text:style-name="P12" text:outline-level="2"><text:bookmark-start text:name="__RefHeading___Toc243_26471452"/><text:soft-page-break/>Error Messages<text:bookmark-end text:name="__RefHeading___Toc243_26471452"/></text:h>
      <text:h text:style-name="P13" text:outline-level="3"><text:bookmark-start text:name="__RefHeading___Toc245_26471452"/>Unsupported GNU version! gcc 4.7 and up are not supported!<text:bookmark-end text:name="__RefHeading___Toc245_26471452"/></text:h>
      <text:p text:style-name="P4">On Linux, depending on your GCC version you might get this error.</text:p>
      <text:p text:style-name="P4">If so, delete the following line in <text:span text:style-name="Source_20_Text">/usr/local/cuda/include/host_config.h</text:span></text:p>
      <text:p text:style-name="P9">#error -- unsupported GNU version! gcc 4.7 and up are not supported!</text:p>
      <text:h text:style-name="P13" text:outline-level="3"><text:bookmark-start text:name="__RefHeading___Toc247_26471452"/>CUDA Error: Invalid kernel image<text:bookmark-end text:name="__RefHeading___Toc247_26471452"/></text:h>
      <text:p text:style-name="P4">If you get this error on MS-Windows 64-bit, be sure to use the 64-bit build of Bforartists, not the 32-bit version.</text:p>
      <text:h text:style-name="P13" text:outline-level="3"><text:bookmark-start text:name="__RefHeading___Toc249_26471452"/>CUDA Error: Out of memory<text:bookmark-end text:name="__RefHeading___Toc249_26471452"/></text:h>
      <text:p text:style-name="P4">This usually means there is not enough memory to store the scene on the GPU. We can currently only render scenes that fit in graphics card memory, and this is usually smaller than that of the CPU. See above for more details.</text:p>
      <text:h text:style-name="P13" text:outline-level="3"><text:bookmark-start text:name="__RefHeading___Toc251_26471452"/>The NVIDIA OpenGL driver lost connection with the display driver<text:bookmark-end text:name="__RefHeading___Toc251_26471452"/></text:h>
      <text:p text:style-name="P4">If a GPU is used for both display and rendering, MS-Windows has a limit on the time the GPU can do render computations. If you have a particularly heavy scene, Cycles can take up too much GPU time. Reducing Tile Size in the Performance panel may alleviate the issue, but the only real solution is to use separate graphics cards for display and rendering.</text:p>
      <text:p text:style-name="P4">Another solution can be to increase the timeout, although this will make the user interface less responsive when rendering heavy scenes. Learn More Here.</text:p>
      <text:h text:style-name="P13" text:outline-level="3"><text:bookmark-start text:name="__RefHeading___Toc253_26471452"/>CUDA error: Unknown error in cuCtxSynchronize()<text:bookmark-end text:name="__RefHeading___Toc253_26471452"/></text:h>
      <text:p text:style-name="P4">An unknown error can have many causes, but one possibility is that it’s a timeout. See the above answer for solution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2.9 Editors - Properties Editor - Cycles Render Engine - GPU Rendering</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39:21.802000000</meta:creation-date>
    <dc:title>standard1cm</dc:title>
    <meta:editing-duration>PT7M40S</meta:editing-duration>
    <meta:editing-cycles>11</meta:editing-cycles>
    <meta:generator>LibreOffice/6.1.4.2$Windows_X86_64 LibreOffice_project/9d0f32d1f0b509096fd65e0d4bec26ddd1938fd3</meta:generator>
    <dc:date>2019-03-25T10:53:15.852000000</dc:date>
    <meta:document-statistic meta:table-count="1" meta:image-count="0" meta:object-count="0" meta:page-count="3" meta:paragraph-count="67" meta:word-count="979" meta:character-count="5705" meta:non-whitespace-character-count="4789"/>
    <meta:template xlink:type="simple" xlink:actuate="onRequest" xlink:title="standard1cm" xlink:href="../../../../AppData/Roaming/LibreOffice/4/user/template/standard1cm.ott" meta:date="2016-04-01T14:39:21.645000000"/>
  </office:meta>
</office:document-meta>
</file>